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88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6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row table:style-name="ro1" table:number-rows-repeated="4">
          <table:table-cell/>
          <table:table-cell table:style-name="Default"/>
          <table:table-cell/>
        </table:table-row>
        <table:table-row table:style-name="ro1">
          <table:table-cell office:value-type="string">
            <text:p>Knob Range Number</text:p>
          </table:table-cell>
          <table:table-cell table:style-name="Default" office:value-type="string">
            <text:p>Multiplier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string">
            <text:p>&lt;= Minimum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B$17]+[.B6]" office:value-type="float" office:value="0.772222222222222">
            <text:p>0.7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$B$17]+[.B7]" office:value-type="float" office:value="0.794444444444444">
            <text:p>0.7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$B$17]+[.B8]" office:value-type="float" office:value="0.816666666666667">
            <text:p>0.8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$B$17]+[.B9]" office:value-type="float" office:value="0.838888888888889">
            <text:p>0.8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[.$B$17]+[.B10]" office:value-type="float" office:value="0.861111111111111">
            <text:p>0.8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[.$B$17]+[.B11]" office:value-type="float" office:value="0.883333333333333">
            <text:p>0.8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$B$17]+[.B12]" office:value-type="float" office:value="0.905555555555556">
            <text:p>0.9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$B$17]+[.B13]" office:value-type="float" office:value="0.927777777777778">
            <text:p>0.9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5">
            <text:p>0.95</text:p>
          </table:table-cell>
          <table:table-cell office:value-type="string">
            <text:p>&lt;= Maximum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>
            <text:p>Calculated Step Size:</text:p>
          </table:table-cell>
          <table:table-cell table:style-name="ce2" table:formula="of:=([.B15]-[.B6])/9" office:value-type="float" office:value="0.0222222222222222">
            <text:p>0.02222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5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11/30/2015</text:date>, <text:time>21:4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artkop</meta:initial-creator>
    <meta:creation-date>2015-11-30T20:33:03</meta:creation-date>
    <dc:date>2015-11-30T21:48:20</dc:date>
    <dc:creator>David Hartkop</dc:creator>
    <meta:editing-duration>PT44M37S</meta:editing-duration>
    <meta:editing-cycles>1</meta:editing-cycles>
    <meta:document-statistic meta:table-count="3" meta:cell-count="26" meta:object-count="0"/>
    <meta:generator>OpenOffice/4.1.1$Unix OpenOffice.org_project/411m6$Build-9775</meta:generator>
  </office:meta>
</office:document-meta>
</file>